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Lab 1</text:p>
      <text:p text:style-name="Normal"/>
      <text:p text:style-name="Normal">1.When searching for the book web standards the library I found out that is it unavailable</text:p>
      <text:p text:style-name="Normal"/>
      <text:p text:style-name="Normal"/>
      <text:p text:style-name="Normal">2. 2250 results</text:p>
      <text:p text:style-name="Normal">b. 324 results</text:p>
      <text:p text:style-name="Normal">c.<text:s/><text:s/>39 results</text:p>
      <text:p text:style-name="Normal">d.<text:s/>39 results</text:p>
      <text:p text:style-name="Normal">e. They bring up a lot of different results<text:s/></text:p>
      <text:p text:style-name="Normal"/>
      <text:p text:style-name="Normal">3.The general TuDublin page is good but has a lot of extra sections that aren’t needed to be displayed it caused the website to have a lot of unnecessary <text:s/>features that complicate the site.</text:p>
      <text:p text:style-name="Normal"/>
      <text:p text:style-name="Normal"/>
      <text:p text:style-name="Normal"/>
      <text:p text:style-name="Normal">4. Amazon is a good website</text:p>
      <text:p text:style-name="Normal">B. contrasting colors with a few text panels but branches in to awkward design with miss matching colors.</text:p>
      <text:p text:style-name="Normal">c.<text:s/>bad – has a lot of bloatware and just is crowded &amp; wont load</text:p>
      <text:p text:style-name="Normal">d. Very bad – This website is overly crowded and has a lot of bloatware with just miss matching colors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ltan .</meta:initial-creator>
    <dc:creator>Sultan .</dc:creator>
    <meta:creation-date>2020-02-03T09:22:00Z</meta:creation-date>
    <dc:date>2020-02-03T09:41:00Z</dc:date>
    <meta:template xlink:href="Normal" xlink:type="simple"/>
    <meta:editing-cycles>1</meta:editing-cycles>
    <meta:editing-duration>PT1140S</meta:editing-duration>
    <meta:document-statistic meta:page-count="1" meta:paragraph-count="1" meta:word-count="104" meta:character-count="702" meta:row-count="4" meta:non-whitespace-character-count="599"/>
  </office:meta>
</office:document-meta>
</file>